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866in"/>
    </style:style>
    <style:style style:name="co2" style:family="table-column">
      <style:table-column-properties fo:break-before="auto" style:column-width="0.4874in"/>
    </style:style>
    <style:style style:name="co3" style:family="table-column">
      <style:table-column-properties fo:break-before="auto" style:column-width="0.6717in"/>
    </style:style>
    <style:style style:name="co4" style:family="table-column">
      <style:table-column-properties fo:break-before="auto" style:column-width="0.7134in"/>
    </style:style>
    <style:style style:name="co5" style:family="table-column">
      <style:table-column-properties fo:break-before="auto" style:column-width="1.4154in"/>
    </style:style>
    <style:style style:name="co6" style:family="table-column">
      <style:table-column-properties fo:break-before="auto" style:column-width="1.3571in"/>
    </style:style>
    <style:style style:name="co7" style:family="table-column">
      <style:table-column-properties fo:break-before="auto" style:column-width="1.8835in"/>
    </style:style>
    <style:style style:name="co8" style:family="table-column">
      <style:table-column-properties fo:break-before="auto" style:column-width="1.28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optimization_results_100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7" table:default-cell-style-name="Default"/>
        <table:table-row table:style-name="ro1">
          <table:table-cell/>
          <table:table-cell office:value-type="string" calcext:value-type="string">
            <text:p>nb_cs</text:p>
          </table:table-cell>
          <table:table-cell office:value-type="string" calcext:value-type="string">
            <text:p>nb_poles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non_covered_energy</text:p>
          </table:table-cell>
          <table:table-cell office:value-type="string" calcext:value-type="string">
            <text:p>perc_not_charged</text:p>
          </table:table-cell>
          <table:table-cell office:value-type="string" calcext:value-type="string">
            <text:p>datetime_of_calculation</text:p>
          </table:table-cell>
          <table:table-cell office:value-type="string" calcext:value-type="string">
            <text:p>scenario name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EVs</text:p>
          </table:table-cell>
          <table:table-cell office:value-type="string" calcext:value-type="string">
            <text:p>€/BEV</text:p>
          </table:table-cell>
          <table:table-cell office:value-type="string" calcext:value-type="string">
            <text:p>expanded KW</text:p>
          </table:table-cell>
          <table:table-cell office:value-type="string" calcext:value-type="string">
            <text:p>total KW</text:p>
          </table:table-cell>
          <table:table-cell office:value-type="string" calcext:value-type="string">
            <text:p>€/kW</text:p>
          </table:table-cell>
          <table:table-cell office:value-type="string" calcext:value-type="string">
            <text:p>rel. 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58" calcext:value-type="float">
            <text:p>458</text:p>
          </table:table-cell>
          <table:table-cell office:value-type="float" office:value="54046000" calcext:value-type="float">
            <text:p>54046000</text:p>
          </table:table-cell>
          <table:table-cell office:value-type="float" office:value="6477.469994" calcext:value-type="float">
            <text:p>6477.469994</text:p>
          </table:table-cell>
          <table:table-cell office:value-type="float" office:value="0.0544253043455692" calcext:value-type="float">
            <text:p>0.054425304345569</text:p>
          </table:table-cell>
          <table:table-cell table:style-name="ce1" office:value-type="string" calcext:value-type="string">
            <text:p>2022-02-09 14:46:14.201943</text:p>
          </table:table-cell>
          <table:table-cell office:value-type="string" calcext:value-type="string">
            <text:p>Directed Transition</text:p>
          </table:table-cell>
          <table:table-cell office:value-type="float" office:value="27" calcext:value-type="float">
            <text:p>27</text:p>
          </table:table-cell>
          <table:table-cell table:formula="of:=5100000*[.I2]/100" office:value-type="float" office:value="1377000" calcext:value-type="float">
            <text:p>1377000</text:p>
          </table:table-cell>
          <table:table-cell table:formula="of:=[.D2]/[.J2]" office:value-type="float" office:value="39.2490922294844" calcext:value-type="float">
            <text:p>39.2490922294844</text:p>
          </table:table-cell>
          <table:table-cell table:formula="of:=([.C2]-40)*350" office:value-type="float" office:value="146300" calcext:value-type="float">
            <text:p>146300</text:p>
          </table:table-cell>
          <table:table-cell table:formula="of:=[.C2]*350" office:value-type="float" office:value="160300" calcext:value-type="float">
            <text:p>160300</text:p>
          </table:table-cell>
          <table:table-cell table:formula="of:=[.D2]/[.L2]" office:value-type="float" office:value="369.419002050581" calcext:value-type="float">
            <text:p>369.419002050581</text:p>
          </table:table-cell>
          <table:table-cell table:formula="of:=[.D2]/[.D9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817" calcext:value-type="float">
            <text:p>817</text:p>
          </table:table-cell>
          <table:table-cell office:value-type="float" office:value="99719000" calcext:value-type="float">
            <text:p>99719000</text:p>
          </table:table-cell>
          <table:table-cell office:value-type="float" office:value="7804.17931" calcext:value-type="float">
            <text:p>7804.17931</text:p>
          </table:table-cell>
          <table:table-cell office:value-type="float" office:value="0.0544252956127371" calcext:value-type="float">
            <text:p>0.054425295612737</text:p>
          </table:table-cell>
          <table:table-cell table:style-name="ce1" office:value-type="string" calcext:value-type="string">
            <text:p>2022-02-09 14:58:56.857218</text:p>
          </table:table-cell>
          <table:table-cell office:value-type="string" calcext:value-type="string">
            <text:p>Gradual Development</text:p>
          </table:table-cell>
          <table:table-cell office:value-type="float" office:value="27" calcext:value-type="float">
            <text:p>27</text:p>
          </table:table-cell>
          <table:table-cell table:formula="of:=5100000*[.I3]/100" office:value-type="float" office:value="1377000" calcext:value-type="float">
            <text:p>1377000</text:p>
          </table:table-cell>
          <table:table-cell table:formula="of:=[.D3]/[.J3]" office:value-type="float" office:value="72.4175744371823" calcext:value-type="float">
            <text:p>72.4175744371823</text:p>
          </table:table-cell>
          <table:table-cell table:formula="of:=([.C3]-40)*350" office:value-type="float" office:value="271950" calcext:value-type="float">
            <text:p>271950</text:p>
          </table:table-cell>
          <table:table-cell table:formula="of:=[.C3]*350" office:value-type="float" office:value="285950" calcext:value-type="float">
            <text:p>285950</text:p>
          </table:table-cell>
          <table:table-cell table:formula="of:=[.D3]/[.L3]" office:value-type="float" office:value="366.681375252804" calcext:value-type="float">
            <text:p>366.681375252804</text:p>
          </table:table-cell>
          <table:table-cell table:formula="of:=[.D3]/[.D9]-1" office:value-type="float" office:value="0.845076416386041" calcext:value-type="float">
            <text:p>0.8450764163860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701" calcext:value-type="float">
            <text:p>701</text:p>
          </table:table-cell>
          <table:table-cell office:value-type="float" office:value="84907000" calcext:value-type="float">
            <text:p>84907000</text:p>
          </table:table-cell>
          <table:table-cell office:value-type="float" office:value="6780.965859" calcext:value-type="float">
            <text:p>6780.965859</text:p>
          </table:table-cell>
          <table:table-cell office:value-type="float" office:value="0.0544253000808727" calcext:value-type="float">
            <text:p>0.054425300080873</text:p>
          </table:table-cell>
          <table:table-cell table:style-name="ce1" office:value-type="string" calcext:value-type="string">
            <text:p>2022-02-09 15:09:50.318777</text:p>
          </table:table-cell>
          <table:table-cell office:value-type="string" calcext:value-type="string">
            <text:p>Societal Commitment</text:p>
          </table:table-cell>
          <table:table-cell office:value-type="float" office:value="34" calcext:value-type="float">
            <text:p>34</text:p>
          </table:table-cell>
          <table:table-cell table:formula="of:=5100000*[.I4]/100" office:value-type="float" office:value="1734000" calcext:value-type="float">
            <text:p>1734000</text:p>
          </table:table-cell>
          <table:table-cell table:formula="of:=[.D4]/[.J4]" office:value-type="float" office:value="48.9659746251442" calcext:value-type="float">
            <text:p>48.9659746251442</text:p>
          </table:table-cell>
          <table:table-cell table:formula="of:=([.C4]-40)*350" office:value-type="float" office:value="231350" calcext:value-type="float">
            <text:p>231350</text:p>
          </table:table-cell>
          <table:table-cell table:formula="of:=[.C4]*350" office:value-type="float" office:value="245350" calcext:value-type="float">
            <text:p>245350</text:p>
          </table:table-cell>
          <table:table-cell table:formula="of:=[.D4]/[.L4]" office:value-type="float" office:value="367.006699805489" calcext:value-type="float">
            <text:p>367.006699805489</text:p>
          </table:table-cell>
          <table:table-cell table:formula="of:=[.D4]/[.D9]-1" office:value-type="float" office:value="0.571013581023573" calcext:value-type="float">
            <text:p>0.5710135810235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565" calcext:value-type="float">
            <text:p>565</text:p>
          </table:table-cell>
          <table:table-cell office:value-type="float" office:value="67595000" calcext:value-type="float">
            <text:p>67595000</text:p>
          </table:table-cell>
          <table:table-cell office:value-type="float" office:value="8156.813212" calcext:value-type="float">
            <text:p>8156.813212</text:p>
          </table:table-cell>
          <table:table-cell office:value-type="float" office:value="0.0544252959942832" calcext:value-type="float">
            <text:p>0.054425295994283</text:p>
          </table:table-cell>
          <table:table-cell table:style-name="ce1" office:value-type="string" calcext:value-type="string">
            <text:p>2022-02-09 15:27:42.760373</text:p>
          </table:table-cell>
          <table:table-cell office:value-type="string" calcext:value-type="string">
            <text:p>Techno-Friendly</text:p>
          </table:table-cell>
          <table:table-cell office:value-type="float" office:value="34" calcext:value-type="float">
            <text:p>34</text:p>
          </table:table-cell>
          <table:table-cell table:formula="of:=5100000*[.I5]/100" office:value-type="float" office:value="1734000" calcext:value-type="float">
            <text:p>1734000</text:p>
          </table:table-cell>
          <table:table-cell table:formula="of:=[.D5]/[.J5]" office:value-type="float" office:value="38.982122260669" calcext:value-type="float">
            <text:p>38.982122260669</text:p>
          </table:table-cell>
          <table:table-cell table:formula="of:=([.C5]-40)*350" office:value-type="float" office:value="183750" calcext:value-type="float">
            <text:p>183750</text:p>
          </table:table-cell>
          <table:table-cell table:formula="of:=[.C5]*350" office:value-type="float" office:value="197750" calcext:value-type="float">
            <text:p>197750</text:p>
          </table:table-cell>
          <table:table-cell table:formula="of:=[.D5]/[.L5]" office:value-type="float" office:value="367.863945578231" calcext:value-type="float">
            <text:p>367.863945578231</text:p>
          </table:table-cell>
          <table:table-cell table:formula="of:=[.D5]/[.D9]-1" office:value-type="float" office:value="0.250693853384154" calcext:value-type="float">
            <text:p>0.250693853384154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3"/>
          <table:table-cell table:formula="of:=MIN([.D2:.D5])" office:value-type="float" office:value="54046000" calcext:value-type="float">
            <text:p>5404600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2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2T20:44:11.471000000</dc:date>
    <meta:editing-duration>PT5M40S</meta:editing-duration>
    <meta:editing-cycles>1</meta:editing-cycles>
    <meta:document-statistic meta:table-count="1" meta:cell-count="75" meta:object-count="0"/>
    <meta:generator>LibreOffice/7.1.3.2$Windows_X86_64 LibreOffice_project/47f78053abe362b9384784d31a6e56f8511eb1c1</meta:generator>
  </office:meta>
</office:document-meta>
</file>